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7.987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ender" table:style-name="ta1">
        <table:shapes>
          <draw:frame draw:z-index="0" draw:style-name="gr1" draw:text-style-name="P1" svg:width="32.79cm" svg:height="15.857cm" svg:x="7.992cm" svg:y="2.444cm">
            <draw:object draw:notify-on-update-of-ranges="Blender.A1:Blender.A1 Blender.A2:Blender.A11 Blender.B1:Blender.B1 Blender.B2:Blender.B11 Blender.C1:Blender.C1 Blender.C2:Blender.C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26" calcext:value-type="float">
            <text:p>826</text:p>
          </table:table-cell>
          <table:table-cell office:value-type="float" office:value="926" calcext:value-type="float">
            <text:p>926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30" calcext:value-type="float">
            <text:p>730</text:p>
          </table:table-cell>
          <table:table-cell office:value-type="float" office:value="922" calcext:value-type="float">
            <text:p>922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27" calcext:value-type="float">
            <text:p>727</text:p>
          </table:table-cell>
          <table:table-cell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18" calcext:value-type="float">
            <text:p>718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30" calcext:value-type="float">
            <text:p>730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37" calcext:value-type="float">
            <text:p>737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16" calcext:value-type="float">
            <text:p>716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17" calcext:value-type="float">
            <text:p>717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22" calcext:value-type="float">
            <text:p>722</text:p>
          </table:table-cell>
          <table:table-cell office:value-type="float" office:value="906" calcext:value-type="float">
            <text:p>906</text:p>
          </table:table-cell>
          <table:table-cell table:number-columns-repeated="7"/>
        </table:table-row>
      </table:table>
      <table:table table:name="Blender2" table:style-name="ta1">
        <table:shapes>
          <draw:frame draw:z-index="0" draw:style-name="gr1" draw:text-style-name="P1" svg:width="30.519cm" svg:height="15.061cm" svg:x="9.634cm" svg:y="2.417cm">
            <draw:object draw:notify-on-update-of-ranges="Blender2.A1:Blender2.A1 Blender2.A2:Blender2.A11 Blender2.B1:Blender2.B1 Blender2.B2:Blender2.B11 Blender2.C1:Blender2.C1 Blender2.C2:Blender2.C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</table:table>
      <table:table table:name="Blender3" table:style-name="ta1">
        <table:shapes>
          <draw:frame draw:z-index="0" draw:style-name="gr1" draw:text-style-name="P1" svg:width="30.409cm" svg:height="13.706cm" svg:x="8.676cm" svg:y="3.373cm">
            <draw:object draw:notify-on-update-of-ranges="Blender3.A1:Blender3.A1 Blender3.A2:Blender3.A11 Blender3.B1:Blender3.B1 Blender3.B2:Blender3.B11 Blender3.C1:Blender3.C1 Blender3.C2:Blender3.C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28" calcext:value-type="float">
            <text:p>828</text:p>
          </table:table-cell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29" calcext:value-type="float">
            <text:p>729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27" calcext:value-type="float">
            <text:p>727</text:p>
          </table:table-cell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27" calcext:value-type="float">
            <text:p>727</text:p>
          </table:table-cell>
          <table:table-cell office:value-type="float" office:value="890" calcext:value-type="float">
            <text:p>890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28" calcext:value-type="float">
            <text:p>728</text:p>
          </table:table-cell>
          <table:table-cell office:value-type="float" office:value="891" calcext:value-type="float">
            <text:p>891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30" calcext:value-type="float">
            <text:p>730</text:p>
          </table:table-cell>
          <table:table-cell office:value-type="float" office:value="888" calcext:value-type="float">
            <text:p>888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29" calcext:value-type="float">
            <text:p>729</text:p>
          </table:table-cell>
          <table:table-cell office:value-type="float" office:value="887" calcext:value-type="float">
            <text:p>887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43" calcext:value-type="float">
            <text:p>743</text:p>
          </table:table-cell>
          <table:table-cell office:value-type="float" office:value="889" calcext:value-type="float">
            <text:p>889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42" calcext:value-type="float">
            <text:p>742</text:p>
          </table:table-cell>
          <table:table-cell office:value-type="float" office:value="887" calcext:value-type="float">
            <text:p>887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38" calcext:value-type="float">
            <text:p>738</text:p>
          </table:table-cell>
          <table:table-cell office:value-type="float" office:value="889" calcext:value-type="float">
            <text:p>889</text:p>
          </table:table-cell>
          <table:table-cell table:number-columns-repeated="7"/>
        </table:table-row>
      </table:table>
      <table:table table:name="Blender4" table:style-name="ta1">
        <table:shapes>
          <draw:frame draw:z-index="0" draw:style-name="gr1" draw:text-style-name="P1" svg:width="31.641cm" svg:height="12.033cm" svg:x="8.895cm" svg:y="2.709cm">
            <draw:object draw:notify-on-update-of-ranges="Blender4.A1:Blender4.A1 Blender4.A2:Blender4.A11 Blender4.B1:Blender4.B1 Blender4.B2:Blender4.B11 Blender4.C1:Blender4.C1 Blender4.C2:Blender4.C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4" calcext:value-type="float">
            <text:p>614</text:p>
          </table:table-cell>
          <table:table-cell office:value-type="float" office:value="842" calcext:value-type="float">
            <text:p>84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6" calcext:value-type="float">
            <text:p>516</text:p>
          </table:table-cell>
          <table:table-cell office:value-type="float" office:value="839" calcext:value-type="float">
            <text:p>83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7" calcext:value-type="float">
            <text:p>517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6" calcext:value-type="float">
            <text:p>516</text:p>
          </table:table-cell>
          <table:table-cell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6" calcext:value-type="float">
            <text:p>526</text:p>
          </table:table-cell>
          <table:table-cell office:value-type="float" office:value="827" calcext:value-type="float">
            <text:p>82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5" calcext:value-type="float">
            <text:p>525</text:p>
          </table:table-cell>
          <table:table-cell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7" calcext:value-type="float">
            <text:p>517</text:p>
          </table:table-cell>
          <table:table-cell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4" calcext:value-type="float">
            <text:p>514</text:p>
          </table:table-cell>
          <table:table-cell office:value-type="float" office:value="828" calcext:value-type="float">
            <text:p>828</text:p>
          </table:table-cell>
          <table:table-cell table:number-columns-repeated="7"/>
        </table:table-row>
      </table:table>
      <table:table table:name="Blender5" table:style-name="ta1">
        <table:shapes>
          <draw:frame draw:z-index="0" draw:style-name="gr1" draw:text-style-name="P1" svg:width="26.686cm" svg:height="12.591cm" svg:x="7.828cm" svg:y="3.851cm">
            <draw:object draw:notify-on-update-of-ranges="Blender5.A1:Blender5.A1 Blender5.A2:Blender5.A11 Blender5.B1:Blender5.B1 Blender5.B2:Blender5.B11 Blender5.C1:Blender5.C1 Blender5.C2:Blender5.C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" calcext:value-type="float">
            <text:p>290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</table:table>
      <table:table table:name="Blender6" table:style-name="ta1">
        <table:shapes>
          <draw:frame draw:z-index="0" draw:style-name="gr1" draw:text-style-name="P1" svg:width="25.838cm" svg:height="13.892cm" svg:x="9.897cm" svg:y="3.558cm">
            <draw:object draw:notify-on-update-of-ranges="Blender6.A1:Blender6.A1 Blender6.A2:Blender6.A11 Blender6.B1:Blender6.B1 Blender6.B2:Blender6.B11 Blender6.C1:Blender6.C1 Blender6.C2:Blender6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344" calcext:value-type="float">
            <text:p>1344</text:p>
          </table:table-cell>
          <table:table-cell office:value-type="float" office:value="1147" calcext:value-type="float">
            <text:p>1147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279" calcext:value-type="float">
            <text:p>1279</text:p>
          </table:table-cell>
          <table:table-cell office:value-type="float" office:value="1145" calcext:value-type="float">
            <text:p>1145</text:p>
          </table:table-cell>
          <table:table-cell table:number-columns-repeated="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274" calcext:value-type="float">
            <text:p>1274</text:p>
          </table:table-cell>
          <table:table-cell office:value-type="float" office:value="1144" calcext:value-type="float">
            <text:p>1144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78" calcext:value-type="float">
            <text:p>1278</text:p>
          </table:table-cell>
          <table:table-cell office:value-type="float" office:value="1141" calcext:value-type="float">
            <text:p>1141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80" calcext:value-type="float">
            <text:p>1280</text:p>
          </table:table-cell>
          <table:table-cell office:value-type="float" office:value="1134" calcext:value-type="float">
            <text:p>1134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78" calcext:value-type="float">
            <text:p>1278</text:p>
          </table:table-cell>
          <table:table-cell office:value-type="float" office:value="1134" calcext:value-type="float">
            <text:p>1134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78" calcext:value-type="float">
            <text:p>1278</text:p>
          </table:table-cell>
          <table:table-cell office:value-type="float" office:value="1134" calcext:value-type="float">
            <text:p>1134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78" calcext:value-type="float">
            <text:p>1278</text:p>
          </table:table-cell>
          <table:table-cell office:value-type="float" office:value="1136" calcext:value-type="float">
            <text:p>1136</text:p>
          </table:table-cell>
          <table:table-cell table:number-columns-repeated="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72" calcext:value-type="float">
            <text:p>1272</text:p>
          </table:table-cell>
          <table:table-cell office:value-type="float" office:value="1134" calcext:value-type="float">
            <text:p>1134</text:p>
          </table:table-cell>
          <table:table-cell table:number-columns-repeated="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76" calcext:value-type="float">
            <text:p>1276</text:p>
          </table:table-cell>
          <table:table-cell office:value-type="float" office:value="1134" calcext:value-type="float">
            <text:p>1134</text:p>
          </table:table-cell>
          <table:table-cell table:number-columns-repeated="7"/>
        </table:table-row>
      </table:table>
      <table:table table:name="Blender7" table:style-name="ta1">
        <table:shapes>
          <draw:frame draw:z-index="0" draw:style-name="gr1" draw:text-style-name="P1" svg:width="27.233cm" svg:height="13.042cm" svg:x="9.416cm" svg:y="3.745cm">
            <draw:object draw:notify-on-update-of-ranges="Blender7.A1:Blender7.A1 Blender7.A2:Blender7.A11 Blender7.B1:Blender7.B1 Blender7.B2:Blender7.B11 Blender7.C1:Blender7.C1 Blender7.C2:Blender7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37" calcext:value-type="float">
            <text:p>637</text:p>
          </table:table-cell>
          <table:table-cell office:value-type="float" office:value="843" calcext:value-type="float">
            <text:p>843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2" calcext:value-type="float">
            <text:p>672</text:p>
          </table:table-cell>
          <table:table-cell office:value-type="float" office:value="837" calcext:value-type="float">
            <text:p>837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00" calcext:value-type="float">
            <text:p>600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6" calcext:value-type="float">
            <text:p>716</text:p>
          </table:table-cell>
          <table:table-cell office:value-type="float" office:value="823" calcext:value-type="float">
            <text:p>82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3" calcext:value-type="float">
            <text:p>603</text:p>
          </table:table-cell>
          <table:table-cell office:value-type="float" office:value="823" calcext:value-type="float">
            <text:p>82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5" calcext:value-type="float">
            <text:p>625</text:p>
          </table:table-cell>
          <table:table-cell office:value-type="float" office:value="898" calcext:value-type="float">
            <text:p>89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9" calcext:value-type="float">
            <text:p>599</text:p>
          </table:table-cell>
          <table:table-cell office:value-type="float" office:value="822" calcext:value-type="float">
            <text:p>822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0" calcext:value-type="float">
            <text:p>620</text:p>
          </table:table-cell>
          <table:table-cell office:value-type="float" office:value="823" calcext:value-type="float">
            <text:p>823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2" calcext:value-type="float">
            <text:p>602</text:p>
          </table:table-cell>
          <table:table-cell office:value-type="float" office:value="898" calcext:value-type="float">
            <text:p>89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1" calcext:value-type="float">
            <text:p>621</text:p>
          </table:table-cell>
          <table:table-cell office:value-type="float" office:value="823" calcext:value-type="float">
            <text:p>823</text:p>
          </table:table-cell>
          <table:table-cell table:number-columns-repeated="7"/>
        </table:table-row>
      </table:table>
      <table:table table:name="Fibo" table:style-name="ta1">
        <table:shapes>
          <draw:frame draw:z-index="0" draw:style-name="gr1" draw:text-style-name="P1" svg:width="26.44cm" svg:height="12.457cm" svg:x="9.251cm" svg:y="2.603cm">
            <draw:object draw:notify-on-update-of-ranges="Fibo.A1:Fibo.A1 Fibo.A2:Fibo.A6 Fibo.B1:Fibo.B1 Fibo.B2:Fibo.B6 Fibo.C1:Fibo.C1 Fibo.C2:Fibo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84" calcext:value-type="float">
            <text:p>284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2" calcext:value-type="float">
            <text:p>282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2" calcext:value-type="float">
            <text:p>282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1" calcext:value-type="float">
            <text:p>281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81" calcext:value-type="float">
            <text:p>281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</table:table>
      <table:table table:name="Fibo2" table:style-name="ta1">
        <table:shapes>
          <draw:frame draw:z-index="0" draw:style-name="gr1" draw:text-style-name="P1" svg:width="27.699cm" svg:height="12.696cm" svg:x="7.171cm" svg:y="4.542cm">
            <draw:object draw:notify-on-update-of-ranges="Fibo2.A1:Fibo2.A1 Fibo2.A2:Fibo2.A9 Fibo2.B1:Fibo2.B1 Fibo2.B2:Fibo2.B9 Fibo2.C1:Fibo2.C1 Fibo2.C2:Fibo2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3" calcext:value-type="float">
            <text:p>303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1" calcext:value-type="float">
            <text:p>341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3" calcext:value-type="float">
            <text:p>343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4" calcext:value-type="float">
            <text:p>344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6" calcext:value-type="float">
            <text:p>356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5:33:25.924800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21:30:38.116480803</meta:creation-date>
    <dc:date>2022-01-27T15:53:35.819185282</dc:date>
    <meta:editing-duration>PT2H8M56S</meta:editing-duration>
    <meta:editing-cycles>12</meta:editing-cycles>
    <meta:generator>LibreOffice/7.1.8.1$Linux_X86_64 LibreOffice_project/10$Build-1</meta:generator>
    <meta:document-statistic meta:table-count="9" meta:cell-count="27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cm" svg:height="12.697cm" xlink:href=".." xlink:type="simple" chart:class="chart:line" chart:style-name="ch1">
        <chart:legend chart:legend-position="end" svg:x="24.425cm" svg:y="5.551cm" style:legend-expansion="high" chart:style-name="ch2"/>
        <chart:plot-area chart:style-name="ch3" table:cell-range-address="Fibo2.A1:Fibo2.C9" chart:data-source-has-labels="row" svg:x="0.554cm" svg:y="0.253cm" svg:width="23.317cm" svg:height="12.191cm">
          <chart:coordinate-region svg:x="1.361cm" svg:y="0.452cm" svg:width="22.416cm" svg:height="11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2.A2:Fibo2.A9" chart:label-cell-address="Fibo2.A1:Fibo2.A1" chart:class="chart:line">
            <chart:data-point chart:repeated="8"/>
          </chart:series>
          <chart:series chart:style-name="ch7" chart:values-cell-range-address="Fibo2.B2:Fibo2.B9" chart:label-cell-address="Fibo2.B1:Fibo2.B1" chart:class="chart:line">
            <chart:data-point chart:repeated="8"/>
          </chart:series>
          <chart:series chart:style-name="ch8" chart:values-cell-range-address="Fibo2.C2:Fibo2.C9" chart:label-cell-address="Fibo2.C1:Fibo2.C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Fibo2.A1:Fibo2.A1</svg:desc>
                </draw:g>
              </table:table-cell>
              <table:table-cell office:value-type="string">
                <text:p>OpenJDK</text:p>
                <draw:g>
                  <svg:desc>Fibo2.B1:Fibo2.B1</svg:desc>
                </draw:g>
              </table:table-cell>
              <table:table-cell office:value-type="string">
                <text:p>NativeImage</text:p>
                <draw:g>
                  <svg:desc>Fibo2.C1:Fibo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9">
                <text:p>289</text:p>
                <draw:g>
                  <svg:desc>Fibo2.A2:Fibo2.A9</svg:desc>
                </draw:g>
              </table:table-cell>
              <table:table-cell office:value-type="float" office:value="288">
                <text:p>288</text:p>
                <draw:g>
                  <svg:desc>Fibo2.B2:Fibo2.B9</svg:desc>
                </draw:g>
              </table:table-cell>
              <table:table-cell office:value-type="float" office:value="469">
                <text:p>469</text:p>
                <draw:g>
                  <svg:desc>Fibo2.C2:Fibo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303">
                <text:p>30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312">
                <text:p>31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51">
                <text:p>35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">
                <text:p>307</text:p>
              </table:table-cell>
              <table:table-cell office:value-type="float" office:value="341">
                <text:p>34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">
                <text:p>307</text:p>
              </table:table-cell>
              <table:table-cell office:value-type="float" office:value="343">
                <text:p>34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344">
                <text:p>34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356">
                <text:p>356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41cm" svg:height="12.458cm" xlink:href=".." xlink:type="simple" chart:class="chart:line" chart:style-name="ch1">
        <chart:legend chart:legend-position="end" svg:x="23.166cm" svg:y="5.432cm" style:legend-expansion="high" chart:style-name="ch2"/>
        <chart:plot-area chart:style-name="ch3" table:cell-range-address="Fibo.A1:Fibo.C6" chart:data-source-has-labels="row" svg:x="0.528cm" svg:y="0.249cm" svg:width="22.11cm" svg:height="11.96cm">
          <chart:coordinate-region svg:x="1.335cm" svg:y="0.448cm" svg:width="21.209cm" svg:height="11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.A2:Fibo.A6" chart:label-cell-address="Fibo.A1:Fibo.A1" chart:class="chart:line">
            <chart:data-point chart:repeated="5"/>
          </chart:series>
          <chart:series chart:style-name="ch7" chart:values-cell-range-address="Fibo.B2:Fibo.B6" chart:label-cell-address="Fibo.B1:Fibo.B1" chart:class="chart:line">
            <chart:data-point chart:repeated="5"/>
          </chart:series>
          <chart:series chart:style-name="ch8" chart:values-cell-range-address="Fibo.C2:Fibo.C6" chart:label-cell-address="Fibo.C1:Fibo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Fibo.A1:Fibo.A1</svg:desc>
                </draw:g>
              </table:table-cell>
              <table:table-cell office:value-type="string">
                <text:p>OpenJDK</text:p>
                <draw:g>
                  <svg:desc>Fibo.B1:Fibo.B1</svg:desc>
                </draw:g>
              </table:table-cell>
              <table:table-cell office:value-type="string">
                <text:p>NativeImage</text:p>
                <draw:g>
                  <svg:desc>Fibo.C1:Fib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">
                <text:p>471</text:p>
                <draw:g>
                  <svg:desc>Fibo.A2:Fibo.A6</svg:desc>
                </draw:g>
              </table:table-cell>
              <table:table-cell office:value-type="float" office:value="284">
                <text:p>284</text:p>
                <draw:g>
                  <svg:desc>Fibo.B2:Fibo.B6</svg:desc>
                </draw:g>
              </table:table-cell>
              <table:table-cell office:value-type="float" office:value="438">
                <text:p>438</text:p>
                <draw:g>
                  <svg:desc>Fibo.C2:Fibo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4">
                <text:p>464</text:p>
              </table:table-cell>
              <table:table-cell office:value-type="float" office:value="282">
                <text:p>28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6">
                <text:p>436</text:p>
              </table:table-cell>
              <table:table-cell office:value-type="float" office:value="282">
                <text:p>28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">
                <text:p>430</text:p>
              </table:table-cell>
              <table:table-cell office:value-type="float" office:value="281">
                <text:p>2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">
                <text:p>429</text:p>
              </table:table-cell>
              <table:table-cell office:value-type="float" office:value="281">
                <text:p>281</text:p>
              </table:table-cell>
              <table:table-cell office:value-type="float" office:value="438">
                <text:p>4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34cm" svg:height="13.043cm" xlink:href=".." xlink:type="simple" chart:class="chart:line" chart:style-name="ch1">
        <chart:legend chart:legend-position="end" svg:x="23.959cm" svg:y="5.724cm" style:legend-expansion="high" chart:style-name="ch2"/>
        <chart:plot-area chart:style-name="ch3" table:cell-range-address="Blender7.A1:Blender7.C11" chart:data-source-has-labels="row" svg:x="0.544cm" svg:y="0.26cm" svg:width="22.871cm" svg:height="12.523cm">
          <chart:coordinate-region svg:x="1.351cm" svg:y="0.459cm" svg:width="21.693cm" svg:height="11.6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7.A2:Blender7.A11" chart:label-cell-address="Blender7.A1:Blender7.A1" chart:class="chart:line">
            <chart:data-point chart:repeated="10"/>
          </chart:series>
          <chart:series chart:style-name="ch7" chart:values-cell-range-address="Blender7.B2:Blender7.B11" chart:label-cell-address="Blender7.B1:Blender7.B1" chart:class="chart:line">
            <chart:data-point chart:repeated="10"/>
          </chart:series>
          <chart:series chart:style-name="ch8" chart:values-cell-range-address="Blender7.C2:Blender7.C11" chart:label-cell-address="Blender7.C1:Blender7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7.A1:Blender7.A1</svg:desc>
                </draw:g>
              </table:table-cell>
              <table:table-cell office:value-type="string">
                <text:p>OpenJDK</text:p>
                <draw:g>
                  <svg:desc>Blender7.B1:Blender7.B1</svg:desc>
                </draw:g>
              </table:table-cell>
              <table:table-cell office:value-type="string">
                <text:p>NativeImage</text:p>
                <draw:g>
                  <svg:desc>Blender7.C1:Blender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3">
                <text:p>873</text:p>
                <draw:g>
                  <svg:desc>Blender7.A2:Blender7.A11</svg:desc>
                </draw:g>
              </table:table-cell>
              <table:table-cell office:value-type="float" office:value="637">
                <text:p>637</text:p>
                <draw:g>
                  <svg:desc>Blender7.B2:Blender7.B11</svg:desc>
                </draw:g>
              </table:table-cell>
              <table:table-cell office:value-type="float" office:value="843">
                <text:p>843</text:p>
                <draw:g>
                  <svg:desc>Blender7.C2:Blender7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672">
                <text:p>67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">
                <text:p>113</text:p>
              </table:table-cell>
              <table:table-cell office:value-type="float" office:value="600">
                <text:p>6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716">
                <text:p>716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603">
                <text:p>60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625">
                <text:p>62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599">
                <text:p>599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620">
                <text:p>62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602">
                <text:p>60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21">
                <text:p>621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39cm" svg:height="13.893cm" xlink:href=".." xlink:type="simple" chart:class="chart:line" chart:style-name="ch1">
        <chart:legend chart:legend-position="end" svg:x="22.564cm" svg:y="6.149cm" style:legend-expansion="high" chart:style-name="ch2"/>
        <chart:plot-area chart:style-name="ch3" table:cell-range-address="Blender6.A1:Blender6.C11" chart:data-source-has-labels="row" svg:x="0.516cm" svg:y="0.277cm" svg:width="21.532cm" svg:height="13.339cm">
          <chart:coordinate-region svg:x="1.508cm" svg:y="0.476cm" svg:width="20.353cm" svg:height="12.4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6.A2:Blender6.A11" chart:label-cell-address="Blender6.A1:Blender6.A1" chart:class="chart:line">
            <chart:data-point chart:repeated="10"/>
          </chart:series>
          <chart:series chart:style-name="ch7" chart:values-cell-range-address="Blender6.B2:Blender6.B11" chart:label-cell-address="Blender6.B1:Blender6.B1" chart:class="chart:line">
            <chart:data-point chart:repeated="10"/>
          </chart:series>
          <chart:series chart:style-name="ch8" chart:values-cell-range-address="Blender6.C2:Blender6.C11" chart:label-cell-address="Blender6.C1:Blender6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6.A1:Blender6.A1</svg:desc>
                </draw:g>
              </table:table-cell>
              <table:table-cell office:value-type="string">
                <text:p>OpenJDK</text:p>
                <draw:g>
                  <svg:desc>Blender6.B1:Blender6.B1</svg:desc>
                </draw:g>
              </table:table-cell>
              <table:table-cell office:value-type="string">
                <text:p>NativeImage</text:p>
                <draw:g>
                  <svg:desc>Blender6.C1:Blender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9">
                <text:p>1179</text:p>
                <draw:g>
                  <svg:desc>Blender6.A2:Blender6.A11</svg:desc>
                </draw:g>
              </table:table-cell>
              <table:table-cell office:value-type="float" office:value="1344">
                <text:p>1344</text:p>
                <draw:g>
                  <svg:desc>Blender6.B2:Blender6.B11</svg:desc>
                </draw:g>
              </table:table-cell>
              <table:table-cell office:value-type="float" office:value="1147">
                <text:p>1147</text:p>
                <draw:g>
                  <svg:desc>Blender6.C2:Blender6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1">
                <text:p>1121</text:p>
              </table:table-cell>
              <table:table-cell office:value-type="float" office:value="1279">
                <text:p>127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4">
                <text:p>1124</text:p>
              </table:table-cell>
              <table:table-cell office:value-type="float" office:value="1274">
                <text:p>127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0">
                <text:p>1130</text:p>
              </table:table-cell>
              <table:table-cell office:value-type="float" office:value="1278">
                <text:p>1278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7">
                <text:p>1127</text:p>
              </table:table-cell>
              <table:table-cell office:value-type="float" office:value="1280">
                <text:p>128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0">
                <text:p>1130</text:p>
              </table:table-cell>
              <table:table-cell office:value-type="float" office:value="1278">
                <text:p>127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8">
                <text:p>1128</text:p>
              </table:table-cell>
              <table:table-cell office:value-type="float" office:value="1278">
                <text:p>127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7">
                <text:p>1127</text:p>
              </table:table-cell>
              <table:table-cell office:value-type="float" office:value="1278">
                <text:p>127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4">
                <text:p>1134</text:p>
              </table:table-cell>
              <table:table-cell office:value-type="float" office:value="1272">
                <text:p>127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4">
                <text:p>1134</text:p>
              </table:table-cell>
              <table:table-cell office:value-type="float" office:value="1276">
                <text:p>1276</text:p>
              </table:table-cell>
              <table:table-cell office:value-type="float" office:value="1134">
                <text:p>11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87cm" svg:height="12.592cm" xlink:href=".." xlink:type="simple" chart:class="chart:line" chart:style-name="ch1">
        <chart:legend chart:legend-position="end" svg:x="23.412cm" svg:y="5.499cm" style:legend-expansion="high" chart:style-name="ch2"/>
        <chart:plot-area chart:style-name="ch3" table:cell-range-address="Blender5.A1:Blender5.C11" chart:data-source-has-labels="row" svg:x="0.533cm" svg:y="0.251cm" svg:width="22.346cm" svg:height="12.09cm">
          <chart:coordinate-region svg:x="1.34cm" svg:y="0.451cm" svg:width="21.352cm" svg:height="11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5.A2:Blender5.A11" chart:label-cell-address="Blender5.A1:Blender5.A1" chart:class="chart:line">
            <chart:data-point chart:repeated="10"/>
          </chart:series>
          <chart:series chart:style-name="ch7" chart:values-cell-range-address="Blender5.B2:Blender5.B11" chart:label-cell-address="Blender5.B1:Blender5.B1" chart:class="chart:line">
            <chart:data-point chart:repeated="10"/>
          </chart:series>
          <chart:series chart:style-name="ch8" chart:values-cell-range-address="Blender5.C2:Blender5.C11" chart:label-cell-address="Blender5.C1:Blender5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5.A1:Blender5.A1</svg:desc>
                </draw:g>
              </table:table-cell>
              <table:table-cell office:value-type="string">
                <text:p>OpenJDK</text:p>
                <draw:g>
                  <svg:desc>Blender5.B1:Blender5.B1</svg:desc>
                </draw:g>
              </table:table-cell>
              <table:table-cell office:value-type="string">
                <text:p>NativeImage</text:p>
                <draw:g>
                  <svg:desc>Blender5.C1:Blender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0">
                <text:p>620</text:p>
                <draw:g>
                  <svg:desc>Blender5.A2:Blender5.A11</svg:desc>
                </draw:g>
              </table:table-cell>
              <table:table-cell office:value-type="float" office:value="619">
                <text:p>619</text:p>
                <draw:g>
                  <svg:desc>Blender5.B2:Blender5.B11</svg:desc>
                </draw:g>
              </table:table-cell>
              <table:table-cell office:value-type="float" office:value="635">
                <text:p>635</text:p>
                <draw:g>
                  <svg:desc>Blender5.C2:Blender5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">
                <text:p>407</text:p>
              </table:table-cell>
              <table:table-cell office:value-type="float" office:value="415">
                <text:p>41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360">
                <text:p>36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">
                <text:p>275</text:p>
              </table:table-cell>
              <table:table-cell office:value-type="float" office:value="289">
                <text:p>28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77">
                <text:p>27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  <table:table-cell office:value-type="float" office:value="290">
                <text:p>29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">
                <text:p>267</text:p>
              </table:table-cell>
              <table:table-cell office:value-type="float" office:value="277">
                <text:p>27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">
                <text:p>269</text:p>
              </table:table-cell>
              <table:table-cell office:value-type="float" office:value="281">
                <text:p>28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">
                <text:p>263</text:p>
              </table:table-cell>
              <table:table-cell office:value-type="float" office:value="279">
                <text:p>27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">
                <text:p>264</text:p>
              </table:table-cell>
              <table:table-cell office:value-type="float" office:value="274">
                <text:p>274</text:p>
              </table:table-cell>
              <table:table-cell office:value-type="float" office:value="601">
                <text:p>6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42cm" svg:height="12.034cm" xlink:href=".." xlink:type="simple" chart:class="chart:line" chart:style-name="ch1">
        <chart:legend chart:legend-position="end" svg:x="28.367cm" svg:y="5.22cm" style:legend-expansion="high" chart:style-name="ch2"/>
        <chart:plot-area chart:style-name="ch3" table:cell-range-address="Blender4.A1:Blender4.C11" chart:data-source-has-labels="row" svg:x="0.632cm" svg:y="0.24cm" svg:width="27.103cm" svg:height="11.554cm">
          <chart:coordinate-region svg:x="1.439cm" svg:y="0.439cm" svg:width="26.109cm" svg:height="10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4.A2:Blender4.A11" chart:label-cell-address="Blender4.A1:Blender4.A1" chart:class="chart:line">
            <chart:data-point chart:repeated="10"/>
          </chart:series>
          <chart:series chart:style-name="ch7" chart:values-cell-range-address="Blender4.B2:Blender4.B11" chart:label-cell-address="Blender4.B1:Blender4.B1" chart:class="chart:line">
            <chart:data-point chart:repeated="10"/>
          </chart:series>
          <chart:series chart:style-name="ch8" chart:values-cell-range-address="Blender4.C2:Blender4.C11" chart:label-cell-address="Blender4.C1:Blender4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4.A1:Blender4.A1</svg:desc>
                </draw:g>
              </table:table-cell>
              <table:table-cell office:value-type="string">
                <text:p>OpenJDK</text:p>
                <draw:g>
                  <svg:desc>Blender4.B1:Blender4.B1</svg:desc>
                </draw:g>
              </table:table-cell>
              <table:table-cell office:value-type="string">
                <text:p>NativeImage</text:p>
                <draw:g>
                  <svg:desc>Blender4.C1:Blender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Blender4.A2:Blender4.A11</svg:desc>
                </draw:g>
              </table:table-cell>
              <table:table-cell office:value-type="float" office:value="614">
                <text:p>614</text:p>
                <draw:g>
                  <svg:desc>Blender4.B2:Blender4.B11</svg:desc>
                </draw:g>
              </table:table-cell>
              <table:table-cell office:value-type="float" office:value="842">
                <text:p>842</text:p>
                <draw:g>
                  <svg:desc>Blender4.C2:Blender4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520">
                <text:p>52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516">
                <text:p>51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17">
                <text:p>51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516">
                <text:p>51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26">
                <text:p>52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518">
                <text:p>51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517">
                <text:p>51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14">
                <text:p>514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1cm" svg:height="13.707cm" xlink:href=".." xlink:type="simple" chart:class="chart:line" chart:style-name="ch1">
        <chart:legend chart:legend-position="end" svg:x="27.135cm" svg:y="6.056cm" style:legend-expansion="high" chart:style-name="ch2"/>
        <chart:plot-area chart:style-name="ch3" table:cell-range-address="Blender3.A1:Blender3.C11" chart:data-source-has-labels="row" svg:x="0.608cm" svg:y="0.274cm" svg:width="25.919cm" svg:height="13.159cm">
          <chart:coordinate-region svg:x="1.415cm" svg:y="0.473cm" svg:width="24.74cm" svg:height="12.3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3.A2:Blender3.A11" chart:label-cell-address="Blender3.A1:Blender3.A1" chart:class="chart:line">
            <chart:data-point chart:repeated="10"/>
          </chart:series>
          <chart:series chart:style-name="ch7" chart:values-cell-range-address="Blender3.B2:Blender3.B11" chart:label-cell-address="Blender3.B1:Blender3.B1" chart:class="chart:line">
            <chart:data-point chart:repeated="10"/>
          </chart:series>
          <chart:series chart:style-name="ch8" chart:values-cell-range-address="Blender3.C2:Blender3.C11" chart:label-cell-address="Blender3.C1:Blender3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3.A1:Blender3.A1</svg:desc>
                </draw:g>
              </table:table-cell>
              <table:table-cell office:value-type="string">
                <text:p>OpenJDK</text:p>
                <draw:g>
                  <svg:desc>Blender3.B1:Blender3.B1</svg:desc>
                </draw:g>
              </table:table-cell>
              <table:table-cell office:value-type="string">
                <text:p>NativeImage</text:p>
                <draw:g>
                  <svg:desc>Blender3.C1:Blender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7">
                <text:p>907</text:p>
                <draw:g>
                  <svg:desc>Blender3.A2:Blender3.A11</svg:desc>
                </draw:g>
              </table:table-cell>
              <table:table-cell office:value-type="float" office:value="828">
                <text:p>828</text:p>
                <draw:g>
                  <svg:desc>Blender3.B2:Blender3.B11</svg:desc>
                </draw:g>
              </table:table-cell>
              <table:table-cell office:value-type="float" office:value="910">
                <text:p>910</text:p>
                <draw:g>
                  <svg:desc>Blender3.C2:Blender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1">
                <text:p>891</text:p>
              </table:table-cell>
              <table:table-cell office:value-type="float" office:value="729">
                <text:p>729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9">
                <text:p>889</text:p>
              </table:table-cell>
              <table:table-cell office:value-type="float" office:value="727">
                <text:p>72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7">
                <text:p>887</text:p>
              </table:table-cell>
              <table:table-cell office:value-type="float" office:value="727">
                <text:p>727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1">
                <text:p>891</text:p>
              </table:table-cell>
              <table:table-cell office:value-type="float" office:value="728">
                <text:p>728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9">
                <text:p>889</text:p>
              </table:table-cell>
              <table:table-cell office:value-type="float" office:value="730">
                <text:p>73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5">
                <text:p>885</text:p>
              </table:table-cell>
              <table:table-cell office:value-type="float" office:value="729">
                <text:p>72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4">
                <text:p>884</text:p>
              </table:table-cell>
              <table:table-cell office:value-type="float" office:value="743">
                <text:p>74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8">
                <text:p>888</text:p>
              </table:table-cell>
              <table:table-cell office:value-type="float" office:value="742">
                <text:p>74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2">
                <text:p>882</text:p>
              </table:table-cell>
              <table:table-cell office:value-type="float" office:value="738">
                <text:p>738</text:p>
              </table:table-cell>
              <table:table-cell office:value-type="float" office:value="889">
                <text:p>8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2cm" svg:height="15.062cm" xlink:href=".." xlink:type="simple" chart:class="chart:line" chart:style-name="ch1">
        <chart:legend chart:legend-position="end" svg:x="27.245cm" svg:y="6.734cm" style:legend-expansion="high" chart:style-name="ch2"/>
        <chart:plot-area chart:style-name="ch3" table:cell-range-address="Blender2.A1:Blender2.C11" chart:data-source-has-labels="row" svg:x="0.61cm" svg:y="0.301cm" svg:width="26.025cm" svg:height="14.46cm">
          <chart:coordinate-region svg:x="1.231cm" svg:y="0.5cm" svg:width="25.218cm" svg:height="13.6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2.A2:Blender2.A11" chart:label-cell-address="Blender2.A1:Blender2.A1" chart:class="chart:line">
            <chart:data-point chart:repeated="10"/>
          </chart:series>
          <chart:series chart:style-name="ch7" chart:values-cell-range-address="Blender2.B2:Blender2.B11" chart:label-cell-address="Blender2.B1:Blender2.B1" chart:class="chart:line">
            <chart:data-point chart:repeated="10"/>
          </chart:series>
          <chart:series chart:style-name="ch8" chart:values-cell-range-address="Blender2.C2:Blender2.C11" chart:label-cell-address="Blender2.C1:Blender2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2.A1:Blender2.A1</svg:desc>
                </draw:g>
              </table:table-cell>
              <table:table-cell office:value-type="string">
                <text:p>OpenJDK</text:p>
                <draw:g>
                  <svg:desc>Blender2.B1:Blender2.B1</svg:desc>
                </draw:g>
              </table:table-cell>
              <table:table-cell office:value-type="string">
                <text:p>NativeImage</text:p>
                <draw:g>
                  <svg:desc>Blender2.C1:Blender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Blender2.A2:Blender2.A11</svg:desc>
                </draw:g>
              </table:table-cell>
              <table:table-cell office:value-type="float" office:value="9">
                <text:p>9</text:p>
                <draw:g>
                  <svg:desc>Blender2.B2:Blender2.B11</svg:desc>
                </draw:g>
              </table:table-cell>
              <table:table-cell office:value-type="float" office:value="61">
                <text:p>61</text:p>
                <draw:g>
                  <svg:desc>Blender2.C2:Blender2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791cm" svg:height="15.858cm" xlink:href=".." xlink:type="simple" chart:class="chart:line" chart:style-name="ch1">
        <chart:legend chart:legend-position="end" svg:x="29.516cm" svg:y="7.132cm" style:legend-expansion="high" chart:style-name="ch2"/>
        <chart:plot-area chart:style-name="ch3" table:cell-range-address="Blender.A1:Blender.C11" chart:data-source-has-labels="row" svg:x="0.655cm" svg:y="0.317cm" svg:width="28.206cm" svg:height="15.224cm">
          <chart:coordinate-region svg:x="1.462cm" svg:y="0.516cm" svg:width="27.027cm" svg:height="14.3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.A2:Blender.A11" chart:label-cell-address="Blender.A1:Blender.A1" chart:class="chart:line">
            <chart:data-point chart:repeated="10"/>
          </chart:series>
          <chart:series chart:style-name="ch7" chart:values-cell-range-address="Blender.B2:Blender.B11" chart:label-cell-address="Blender.B1:Blender.B1" chart:class="chart:line">
            <chart:data-point chart:repeated="10"/>
          </chart:series>
          <chart:series chart:style-name="ch8" chart:values-cell-range-address="Blender.C2:Blender.C11" chart:label-cell-address="Blender.C1:Blender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.A1:Blender.A1</svg:desc>
                </draw:g>
              </table:table-cell>
              <table:table-cell office:value-type="string">
                <text:p>OpenJDK</text:p>
                <draw:g>
                  <svg:desc>Blender.B1:Blender.B1</svg:desc>
                </draw:g>
              </table:table-cell>
              <table:table-cell office:value-type="string">
                <text:p>NativeImage</text:p>
                <draw:g>
                  <svg:desc>Blender.C1:Blend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6">
                <text:p>916</text:p>
                <draw:g>
                  <svg:desc>Blender.A2:Blender.A11</svg:desc>
                </draw:g>
              </table:table-cell>
              <table:table-cell office:value-type="float" office:value="826">
                <text:p>826</text:p>
                <draw:g>
                  <svg:desc>Blender.B2:Blender.B11</svg:desc>
                </draw:g>
              </table:table-cell>
              <table:table-cell office:value-type="float" office:value="926">
                <text:p>926</text:p>
                <draw:g>
                  <svg:desc>Blender.C2:Blender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9">
                <text:p>889</text:p>
              </table:table-cell>
              <table:table-cell office:value-type="float" office:value="730">
                <text:p>73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8">
                <text:p>888</text:p>
              </table:table-cell>
              <table:table-cell office:value-type="float" office:value="727">
                <text:p>72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7">
                <text:p>887</text:p>
              </table:table-cell>
              <table:table-cell office:value-type="float" office:value="718">
                <text:p>718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2">
                <text:p>882</text:p>
              </table:table-cell>
              <table:table-cell office:value-type="float" office:value="730">
                <text:p>73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5">
                <text:p>885</text:p>
              </table:table-cell>
              <table:table-cell office:value-type="float" office:value="737">
                <text:p>73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2">
                <text:p>882</text:p>
              </table:table-cell>
              <table:table-cell office:value-type="float" office:value="725">
                <text:p>72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3">
                <text:p>883</text:p>
              </table:table-cell>
              <table:table-cell office:value-type="float" office:value="716">
                <text:p>71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0">
                <text:p>890</text:p>
              </table:table-cell>
              <table:table-cell office:value-type="float" office:value="717">
                <text:p>71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1">
                <text:p>881</text:p>
              </table:table-cell>
              <table:table-cell office:value-type="float" office:value="722">
                <text:p>722</text:p>
              </table:table-cell>
              <table:table-cell office:value-type="float" office:value="906">
                <text:p>9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